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73">
            <text:p>3073</text:p>
          </table:table-cell>
          <table:table-cell table:style-name="ce22" office:value-type="float" office:value="789">
            <text:p>78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546">
            <text:p>54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62">
            <text:p>2062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04">
            <text:p>8004</text:p>
          </table:table-cell>
          <table:table-cell table:style-name="ce22" office:value-type="float" office:value="2332">
            <text:p>23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59">
            <text:p>85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271">
            <text:p>327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207">
            <text:p>20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98">
            <text:p>9498</text:p>
          </table:table-cell>
          <table:table-cell table:style-name="ce22" office:value-type="float" office:value="582">
            <text:p>58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880">
            <text:p>16880</text:p>
          </table:table-cell>
          <table:table-cell table:style-name="ce22" office:value-type="float" office:value="2226">
            <text:p>22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84">
            <text:p>24884</text:p>
          </table:table-cell>
          <table:table-cell table:style-name="ce22" office:value-type="float" office:value="4558">
            <text:p>45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